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dent@dl-4:~$ -=%m</text:p>
      <text:p text:style-name="Standard">-=%m: command not found</text:p>
      <text:p text:style-name="Standard">student@dl-4:~$ cal</text:p>
      <text:p text:style-name="Standard"><text:s text:c="4"/>January 2025 <text:s text:c="5"/></text:p>
      <text:p text:style-name="Standard">Su Mo Tu We Th Fr Sa <text:s/></text:p>
      <text:p text:style-name="Standard"><text:s text:c="10"/>1 <text:s/>2 <text:s/>3 <text:s/>4 <text:s/></text:p>
      <text:p text:style-name="Standard"><text:s/>5 <text:s/>6 <text:s/>7 <text:s/>8 <text:s/>9 10 11 <text:s/></text:p>
      <text:p text:style-name="Standard">12 13 14 15 16 17 18 <text:s/></text:p>
      <text:p text:style-name="Standard">19 20 21 22 23 24 25 <text:s/></text:p>
      <text:p text:style-name="Standard">26 27 28 29 30 31 <text:s text:c="4"/></text:p>
      <text:p text:style-name="Standard"><text:s text:c="22"/></text:p>
      <text:p text:style-name="Standard">student@dl-4:~$ date +%m</text:p>
      <text:p text:style-name="Standard">01</text:p>
      <text:p text:style-name="Standard">student@dl-4:~$ date +%d</text:p>
      <text:p text:style-name="Standard">09</text:p>
      <text:p text:style-name="Standard">student@dl-4:~$ date +%y</text:p>
      <text:p text:style-name="Standard">25</text:p>
      <text:p text:style-name="Standard">student@dl-4:~$ date +%H</text:p>
      <text:p text:style-name="Standard">11</text:p>
      <text:p text:style-name="Standard">student@dl-4:~$ date +%M</text:p>
      <text:p text:style-name="Standard">36</text:p>
      <text:p text:style-name="Standard">student@dl-4:~$ date +%S</text:p>
      <text:p text:style-name="Standard">12</text:p>
      <text:p text:style-name="Standard">student@dl-4:~$ cal 2025</text:p>
      <text:p text:style-name="Standard"><text:s text:c="28"/>2025</text:p>
      <text:p text:style-name="Standard"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10"/>1 <text:s/>2 <text:s/>3 <text:s/>4 <text:s text:c="20"/>1 <text:s text:c="20"/>1 <text:s/></text:p>
      <text:p text:style-name="Standard"><text:s/>5 <text:s/>6 <text:s/>7 <text:s/>8 <text:s/>9 10 11 <text:s text:c="2"/>2 <text:s/>3 <text:s/>4 <text:s/>5 <text:s/>6 <text:s/>7 <text:s/>8 <text:s text:c="2"/>2 <text:s/>3 <text:s/>4 <text:s/>5 <text:s/>6 <text:s/>7 <text:s/>8 <text:s/></text:p>
      <text:p text:style-name="Standard">12 13 14 15 16 17 18 <text:s text:c="2"/>9 10 11 12 13 14 15 <text:s text:c="2"/>9 10 11 12 13 14 15 <text:s/></text:p>
      <text:p text:style-name="Standard">19 20 21 22 23 24 25 <text:s/>16 17 18 19 20 21 22 <text:s/>16 17 18 19 20 21 22 <text:s/></text:p>
      <text:p text:style-name="Standard">26 27 28 29 30 31 <text:s text:c="4"/>23 24 25 26 27 28 <text:s text:c="4"/>23 24 25 26 27 28 29 <text:s/></text:p>
      <text:p text:style-name="Standard"><text:s text:c="44"/>30 31 <text:s text:c="16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7"/>1 <text:s/>2 <text:s/>3 <text:s/>4 <text:s/>5 <text:s text:c="14"/>1 <text:s/>2 <text:s/>3 <text:s text:c="2"/>1 <text:s/>2 <text:s/>3 <text:s/>4 <text:s/>5 <text:s/>6 <text:s/>7 <text:s/></text:p>
      <text:p text:style-name="Standard"><text:s/>6 <text:s/>7 <text:s/>8 <text:s/>9 10 11 12 <text:s text:c="2"/>4 <text:s/>5 <text:s/>6 <text:s/>7 <text:s/>8 <text:s/>9 10 <text:s text:c="2"/>8 <text:s/>9 10 11 12 13 14 <text:s/></text:p>
      <text:p text:style-name="Standard">13 14 15 16 17 18 19 <text:s/>11 12 13 14 15 16 17 <text:s/>15 16 17 18 19 20 21 <text:s/></text:p>
      <text:p text:style-name="Standard">20 21 22 23 24 25 26 <text:s/>18 19 20 21 22 23 24 <text:s/>22 23 24 25 26 27 28 <text:s/></text:p>
      <text:p text:style-name="Standard">27 28 29 30 <text:s text:c="10"/>25 26 27 28 29 30 31 <text:s/>29 30 <text:s text:c="16"/></text:p>
      <text:p text:style-name="Standard"><text:s text:c="66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7"/>1 <text:s/>2 <text:s/>3 <text:s/>4 <text:s/>5 <text:s text:c="17"/>1 <text:s/>2 <text:s text:c="5"/>1 <text:s/>2 <text:s/>3 <text:s/>4 <text:s/>5 <text:s/>6 <text:s/></text:p>
      <text:p text:style-name="Standard"><text:s/>6 <text:s/>7 <text:s/>8 <text:s/>9 10 11 12 <text:s text:c="2"/>3 <text:s/>4 <text:s/>5 <text:s/>6 <text:s/>7 <text:s/>8 <text:s/>9 <text:s text:c="2"/>7 <text:s/>8 <text:s/>9 10 11 12 13 <text:s/></text:p>
      <text:p text:style-name="Standard">13 14 15 16 17 18 19 <text:s/>10 11 12 13 14 15 16 <text:s/>14 15 16 17 18 19 20 <text:s/></text:p>
      <text:p text:style-name="Standard">20 21 22 23 24 25 26 <text:s/>17 18 19 20 21 22 23 <text:s/>21 22 23 24 25 26 27 <text:s/></text:p>
      <text:p text:style-name="Standard">27 28 29 30 31 <text:s text:c="7"/>24 25 26 27 28 29 30 <text:s/>28 29 30 <text:s text:c="13"/></text:p>
      <text:p text:style-name="Standard"><text:s text:c="22"/>31 <text:s text:c="41"/></text:p>
      <text:p text:style-name="Standard"/>
      <text:p text:style-name="Standard"><text:soft-page-break/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 text:c="10"/>1 <text:s/>2 <text:s/>3 <text:s/>4 <text:s text:c="20"/>1 <text:s text:c="5"/>1 <text:s/>2 <text:s/>3 <text:s/>4 <text:s/>5 <text:s/>6 <text:s/></text:p>
      <text:p text:style-name="Standard"><text:s/>5 <text:s/>6 <text:s/>7 <text:s/>8 <text:s/>9 10 11 <text:s text:c="2"/>2 <text:s/>3 <text:s/>4 <text:s/>5 <text:s/>6 <text:s/>7 <text:s/>8 <text:s text:c="2"/>7 <text:s/>8 <text:s/>9 10 11 12 13 <text:s/></text:p>
      <text:p text:style-name="Standard">12 13 14 15 16 17 18 <text:s text:c="2"/>9 10 11 12 13 14 15 <text:s/>14 15 16 17 18 19 20 <text:s/></text:p>
      <text:p text:style-name="Standard">19 20 21 22 23 24 25 <text:s/>16 17 18 19 20 21 22 <text:s/>21 22 23 24 25 26 27 <text:s/></text:p>
      <text:p text:style-name="Standard">26 27 28 29 30 31 <text:s text:c="4"/>23 24 25 26 27 28 29 <text:s/>28 29 30 31 <text:s text:c="10"/></text:p>
      <text:p text:style-name="Standard"><text:s text:c="22"/>30 <text:s text:c="41"/></text:p>
      <text:p text:style-name="Standard">student@dl-4:~$ echo "hi"</text:p>
      <text:p text:style-name="Standard">hi</text:p>
      <text:p text:style-name="Standard">student@dl-4:~$ uptime</text:p>
      <text:p text:style-name="Standard"><text:s/>11:37:56 up <text:s/>1:42, <text:s/>1 user, <text:s/>load average: 0.00, 0.03, 0.06</text:p>
      <text:p text:style-name="Standard">student@dl-4:~$ hostname</text:p>
      <text:p text:style-name="Standard">dl-4</text:p>
      <text:p text:style-name="Standard">student@dl-4:~$ bc</text:p>
      <text:p text:style-name="Standard">bc 1.07.1</text:p>
      <text:p text:style-name="Standard">Copyright 1991-1994, 1997, 1998, 2000, 2004, 2006, 2008, 2012-2017 Free Software Foundation, Inc.</text:p>
      <text:p text:style-name="Standard">This is free software with ABSOLUTELY NO WARRANTY.</text:p>
      <text:p text:style-name="Standard">For details type `warranty'. </text:p>
      <text:p text:style-name="Standard">uname</text:p>
      <text:p text:style-name="Standard">0</text:p>
      <text:p text:style-name="Standard">^C</text:p>
      <text:p text:style-name="Standard">(interrupt) use quit to exit.</text:p>
      <text:p text:style-name="Standard">q</text:p>
      <text:p text:style-name="Standard">0</text:p>
      <text:p text:style-name="Standard">^C</text:p>
      <text:p text:style-name="Standard">(interrupt) use quit to exit.</text:p>
      <text:p text:style-name="Standard">quit</text:p>
      <text:p text:style-name="Standard">student@dl-4:~$ uname</text:p>
      <text:p text:style-name="Standard">Linux</text:p>
      <text:p text:style-name="Standard">student@dl-4:~$ whoamu</text:p>
      <text:p text:style-name="Standard">Command 'whoamu' not found, did you mean:</text:p>
      <text:p text:style-name="Standard"><text:s text:c="2"/>command 'whoami' from deb coreutils (8.32-4.1ubuntu1.2)</text:p>
      <text:p text:style-name="Standard">Try: sudo apt install &lt;deb name&gt;</text:p>
      <text:p text:style-name="Standard">student@dl-4:~$ whoami</text:p>
      <text:p text:style-name="Standard">student</text:p>
      <text:p text:style-name="Standard">student@dl-4:~$ ls -s</text:p>
      <text:p text:style-name="Standard">total 158696</text:p>
      <text:p text:style-name="Standard"><text:s text:c="5"/>4 akshay <text:s text:c="7"/>4 Documents <text:s text:c="35"/>4 kth36 <text:s text:c="30"/>24924 mysql-workbench-community_8.0.38-1ubuntu24.04_amd64.deb <text:s text:c="8"/>4 Public <text:s text:c="6"/>4 Templates</text:p>
      <text:p text:style-name="Standard"><text:s text:c="5"/>4 calc.sh <text:s text:c="6"/>4 Downloads <text:s text:c="35"/>4 Music <text:s text:c="30"/>24924 mysql-workbench-community_8.0.38-1ubuntu24.04_amd64.deb.1 <text:s text:c="6"/>4 sab <text:s text:c="9"/>4 Videos</text:p>
      <text:p text:style-name="Standard"><text:s text:c="5"/>4 Desktop <text:s/>108776 google-chrome-stable_current_amd64.deb <text:s text:c="5"/>20 mysql-apt-config_0.8.30-1_all.deb <text:s text:c="6"/>4 Pictures <text:s text:c="55"/>4 snap</text:p>
      <text:p text:style-name="Standard">student@dl-4:~$ ls -h</text:p>
      <text:p text:style-name="Standard">akshay <text:s text:c="2"/>Documents <text:s text:c="30"/>kth36 <text:s text:c="29"/>mysql-workbench-community_8.0.38-1ubuntu24.04_amd64.deb <text:s text:c="3"/>Public <text:s/>Templates</text:p>
      <text:p text:style-name="Standard">calc.sh <text:s/>Downloads <text:s text:c="30"/>Music <text:s text:c="29"/>mysql-workbench-community_8.0.38-1ubuntu24.04_amd64.deb.1 <text:s/>sab <text:s text:c="4"/>Videos</text:p>
      <text:p text:style-name="Standard">Desktop <text:s/>google-chrome-stable_current_amd64.deb <text:s/>mysql-apt-config_0.8.30-1_all.deb <text:s/>Pictures <text:s text:c="50"/>snap</text:p>
      <text:p text:style-name="Standard"><text:soft-page-break/>student@dl-4:~$ ls -r</text:p>
      <text:p text:style-name="Standard">Videos <text:s text:c="4"/>snap <text:s/>Public <text:s text:c="3"/>mysql-workbench-community_8.0.38-1ubuntu24.04_amd64.deb.1 <text:s/>mysql-apt-config_0.8.30-1_all.deb <text:s/>kth36 <text:s text:c="34"/>Downloads <text:s/>Desktop <text:s/>akshay</text:p>
      <text:p text:style-name="Standard">Templates <text:s/>sab <text:s text:c="2"/>Pictures <text:s/>mysql-workbench-community_8.0.38-1ubuntu24.04_amd64.deb <text:s text:c="3"/>Music <text:s text:c="29"/>google-chrome-stable_current_amd64.deb <text:s/>Documents <text:s/>calc.sh</text:p>
      <text:p text:style-name="Standard">student@dl-4:~$ ls -u</text:p>
      <text:p text:style-name="Standard">snap <text:s text:c="3"/>sab <text:s text:c="7"/>Pictures <text:s text:c="2"/>Music <text:s text:c="5"/>mysql-workbench-community_8.0.38-1ubuntu24.04_amd64.deb.1 <text:s/>mysql-apt-config_0.8.30-1_all.deb</text:p>
      <text:p text:style-name="Standard">kth36 <text:s text:c="2"/>akshay <text:s text:c="4"/>Videos <text:s text:c="4"/>Desktop <text:s text:c="3"/>calc.sh <text:s text:c="51"/>google-chrome-stable_current_amd64.deb</text:p>
      <text:p text:style-name="Standard">Public <text:s/>Templates <text:s/>Documents <text:s/>Downloads <text:s/>mysql-workbench-community_8.0.38-1ubuntu24.04_amd64.deb</text:p>
      <text:p text:style-name="Standard">student@dl-4:~$ ls-t</text:p>
      <text:p text:style-name="Standard">ls-t: command not found</text:p>
      <text:p text:style-name="Standard">student@dl-4:~$ ls -l</text:p>
      <text:p text:style-name="Standard">total 158696</text:p>
      <text:p text:style-name="Standard">drwxrwxr-x 2 student student <text:s text:c="5"/>4096 Dec 30 11:21 akshay</text:p>
      <text:p text:style-name="Standard">-rwxrwxr-x 1 student student <text:s text:c="6"/>436 Dec 30 10:29 calc.sh</text:p>
      <text:p text:style-name="Standard">drwxr-xr-x 2 student student <text:s text:c="5"/>4096 Nov 11 09:24 Desktop</text:p>
      <text:p text:style-name="Standard">drwxr-xr-x 2 student student <text:s text:c="5"/>4096 Jan <text:s/>4 11:58 Documents</text:p>
      <text:p text:style-name="Standard">drwxr-xr-x 2 student student <text:s text:c="5"/>4096 Nov 11 09:21 Downloads</text:p>
      <text:p text:style-name="Standard">-rw-r--r-- 1 root <text:s text:c="3"/>root <text:s text:c="3"/>111384404 Oct 29 06:24 google-chrome-stable_current_amd64.deb</text:p>
      <text:p text:style-name="Standard">drwxrwxr-x 2 student student <text:s text:c="5"/>4096 Jan <text:s/>4 11:34 kth36</text:p>
      <text:p text:style-name="Standard">drwxr-xr-x 2 student student <text:s text:c="5"/>4096 Oct 30 21:51 Music</text:p>
      <text:p text:style-name="Standard">-rw-r--r-- 1 root <text:s text:c="3"/>root <text:s text:c="7"/>18200 Apr 23 <text:s/>2024 mysql-apt-config_0.8.30-1_all.deb</text:p>
      <text:p text:style-name="Standard">-rw-r--r-- 1 root <text:s text:c="3"/>root <text:s text:c="4"/>25521238 Jun 17 <text:s/>2024 mysql-workbench-community_8.0.38-1ubuntu24.04_amd64.deb</text:p>
      <text:p text:style-name="Standard">-rw-r--r-- 1 root <text:s text:c="3"/>root <text:s text:c="4"/>25521238 Jun 17 <text:s/>2024 mysql-workbench-community_8.0.38-1ubuntu24.04_amd64.deb.1</text:p>
      <text:p text:style-name="Standard">drwxr-xr-x 3 student student <text:s text:c="5"/>4096 Dec 19 12:05 Pictures</text:p>
      <text:p text:style-name="Standard">drwxr-xr-x 2 student student <text:s text:c="5"/>4096 Oct 30 21:51 Public</text:p>
      <text:p text:style-name="Standard">drwxrwxr-x 2 student student <text:s text:c="5"/>4096 Dec 19 09:37 sab</text:p>
      <text:p text:style-name="Standard">drwx------ 6 student student <text:s text:c="5"/>4096 Oct 30 11:47 snap</text:p>
      <text:p text:style-name="Standard">drwxr-xr-x 2 student student <text:s text:c="5"/>4096 Oct 30 21:51 Templates</text:p>
      <text:p text:style-name="Standard">drwxr-xr-x 2 student student <text:s text:c="5"/>4096 Oct 30 21:51 Videos</text:p>
      <text:p text:style-name="Standard">student@dl-4:~$ ls -f</text:p>
      <text:p text:style-name="Standard">.cache <text:s text:c="52"/>.config <text:s text:c="7"/>.. <text:s text:c="37"/>.local <text:s text:c="50"/>.profile</text:p>
      <text:p text:style-name="Standard">.ssh <text:s text:c="54"/>.bash_history <text:s/>.java <text:s text:c="34"/>sab <text:s text:c="53"/>.</text:p>
      <text:p text:style-name="Standard">.thunderbird <text:s text:c="46"/>Public <text:s text:c="8"/>Templates <text:s text:c="30"/>.sudo_as_admin_successful <text:s text:c="31"/>calc.sh</text:p>
      <text:p text:style-name="Standard">mysql-workbench-community_8.0.38-1ubuntu24.04_amd64.deb.1 <text:s/>Downloads <text:s text:c="5"/>.gnupg <text:s text:c="33"/>Videos <text:s text:c="50"/>Desktop</text:p>
      <text:p text:style-name="Standard">kth36 <text:s text:c="53"/>akshay <text:s text:c="8"/>snap <text:s text:c="35"/>Pictures <text:s text:c="48"/>mysql-apt-config_0.8.30-1_all.deb</text:p>
      <text:p text:style-name="Standard">.mozilla <text:s text:c="50"/>.lesshst <text:s text:c="6"/>Music <text:s text:c="34"/>mysql-workbench-community_8.0.38-1ubuntu24.04_amd64.deb <text:s/>.bashrc</text:p>
      <text:p text:style-name="Standard">.pki <text:s text:c="54"/>Documents <text:s text:c="5"/>google-chrome-stable_current_amd64.deb <text:s/>.bash_logout</text:p>
      <text:p text:style-name="Standard">student@dl-4:~$ ip</text:p>
      <text:p text:style-name="Standard">Usage: ip [ OPTIONS ] OBJECT { COMMAND | help }</text:p>
      <text:p text:style-name="Standard"><text:soft-page-break/><text:s text:c="7"/>ip [ -force ] -batch filename</text:p>
      <text:p text:style-name="Standard">where <text:s/>OBJECT := { address | addrlabel | fou | help | ila | ioam | l2tp | link |</text:p>
      <text:p text:style-name="Standard"><text:s text:c="19"/>macsec | maddress | monitor | mptcp | mroute | mrule |</text:p>
      <text:p text:style-name="Standard"><text:s text:c="19"/>neighbor | neighbour | netconf | netns | nexthop | ntable |</text:p>
      <text:p text:style-name="Standard"><text:s text:c="19"/>ntbl | route | rule | sr | tap | tcpmetrics |</text:p>
      <text:p text:style-name="Standard"><text:s text:c="19"/>token | tunnel | tuntap | vrf | xfrm }</text:p>
      <text:p text:style-name="Standard"><text:s text:c="7"/>OPTIONS := { -V[ersion] | -s[tatistics] | -d[etails] | -r[esolve] |</text:p>
      <text:p text:style-name="Standard"><text:s text:c="20"/>-h[uman-readable] | -iec | -j[son] | -p[retty] |</text:p>
      <text:p text:style-name="Standard"><text:s text:c="20"/>-f[amily] { inet | inet6 | mpls | bridge | link } |</text:p>
      <text:p text:style-name="Standard"><text:s text:c="20"/>-4 | -6 | -M | -B | -0 |</text:p>
      <text:p text:style-name="Standard"><text:s text:c="20"/>-l[oops] { maximum-addr-flush-attempts } | -br[ief] |</text:p>
      <text:p text:style-name="Standard"><text:s text:c="20"/>-o[neline] | -t[imestamp] | -ts[hort] | -b[atch] [filename] |</text:p>
      <text:p text:style-name="Standard"><text:s text:c="20"/>-rc[vbuf] [size] | -n[etns] name | -N[umeric] | -a[ll] |</text:p>
      <text:p text:style-name="Standard"><text:s text:c="20"/>-c[olor]}</text:p>
      <text:p text:style-name="Standard">student@dl-4:~$ man</text:p>
      <text:p text:style-name="Standard">What manual page do you want?</text:p>
      <text:p text:style-name="Standard">For example, try 'man man'.</text:p>
      <text:p text:style-name="Standard">student@dl-4:~$ $cat $gt; ajwin</text:p>
      <text:p text:style-name="Standard">ajwin: command not found</text:p>
      <text:p text:style-name="Standard">student@dl-4:~$ $cat$gt; ajwin</text:p>
      <text:p text:style-name="Standard">ajwin: command not found</text:p>
      <text:p text:style-name="Standard">student@dl-4:~$ $cat&amp;gt;ajwin</text:p>
      <text:p text:style-name="Standard">[1] 22313</text:p>
      <text:p text:style-name="Standard">gt: error: neither tool nor script specified; option -help lists possible tools</text:p>
      <text:p text:style-name="Standard">[1]+ <text:s/>Done <text:s text:c="19"/>$cat</text:p>
      <text:p text:style-name="Standard">ajwin: command not found</text:p>
      <text:p text:style-name="Standard">student@dl-4:~$ $cat &amp;gt; ajwin</text:p>
      <text:p text:style-name="Standard">[1] 22331</text:p>
      <text:p text:style-name="Standard">gt: error: neither tool nor script specified; option -help lists possible tools</text:p>
      <text:p text:style-name="Standard">[1]+ <text:s/>Done <text:s text:c="19"/>$cat</text:p>
      <text:p text:style-name="Standard">ajwin: command not found</text:p>
      <text:p text:style-name="Standard">student@dl-4:~$ $cat ajwin</text:p>
      <text:p text:style-name="Standard">ajwin: command not found</text:p>
      <text:p text:style-name="Standard">student@dl-4:~$ $touch ajwin</text:p>
      <text:p text:style-name="Standard">ajwin: command not found</text:p>
      <text:p text:style-name="Standard">student@dl-4:~$ $touch -ajwin</text:p>
      <text:p text:style-name="Standard">-ajwin: command not found</text:p>
      <text:p text:style-name="Standard">student@dl-4:~$ touch ajwin.txt</text:p>
      <text:p text:style-name="Standard">student@dl-4:~$ $cat &amp;gt ajwin.txt</text:p>
      <text:p text:style-name="Standard">[1] 22738</text:p>
      <text:p text:style-name="Standard">[1]+ <text:s/>Done <text:s text:c="19"/>$cat</text:p>
      <text:p text:style-name="Standard">student@dl-4:~$ $cat ajwin.txt</text:p>
      <text:p text:style-name="Standard">ajwin.txt: command not found</text:p>
      <text:p text:style-name="Standard">student@dl-4:~$ ^C</text:p>
      <text:p text:style-name="Standard">student@dl-4:~$ gedit ajwin ls</text:p>
      <text:p text:style-name="Standard">student@dl-4:~$ </text:p>
      <text:p text:style-name="Standard">student@dl-4:~$ gedit ajwin.txt</text:p>
      <text:p text:style-name="Standard">^C</text:p>
      <text:p text:style-name="Standard">student@dl-4:~$ gedit ajwin.txt</text:p>
      <text:p text:style-name="Standard">student@dl-4:~$ gedit ajwin1.txt</text:p>
      <text:p text:style-name="Standard">student@dl-4:~$ head ajwin1.txt</text:p>
      <text:p text:style-name="Standard">sdsdf</text:p>
      <text:p text:style-name="Standard"><text:soft-page-break/>sdfshg</text:p>
      <text:p text:style-name="Standard">sdf</text:p>
      <text:p text:style-name="Standard">sd</text:p>
      <text:p text:style-name="Standard">d</text:p>
      <text:p text:style-name="Standard">sd</text:p>
      <text:p text:style-name="Standard">s</text:p>
      <text:p text:style-name="Standard">dfs</text:p>
      <text:p text:style-name="Standard">df</text:p>
      <text:p text:style-name="Standard">sd</text:p>
      <text:p text:style-name="Standard">student@dl-4:~$ tail ajwin1.txt</text:p>
      <text:p text:style-name="Standard">d</text:p>
      <text:p text:style-name="Standard">sd</text:p>
      <text:p text:style-name="Standard">s</text:p>
      <text:p text:style-name="Standard">dfs</text:p>
      <text:p text:style-name="Standard">df</text:p>
      <text:p text:style-name="Standard">sd</text:p>
      <text:p text:style-name="Standard">sd</text:p>
      <text:p text:style-name="Standard">s</text:p>
      <text:p text:style-name="Standard">df</text:p>
      <text:p text:style-name="Standard">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02:25.595838507</meta:creation-date>
    <dc:date>2025-01-09T12:05:25.733185206</dc:date>
    <meta:editing-duration>PT2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204" meta:word-count="1246" meta:character-count="9616" meta:non-whitespace-character-count="5871"/>
  </office:meta>
</office:document-meta>
</file>